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d5af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12.65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14.25cm" svg:height="12.9cm" svg:x="5.375cm" svg:y="1.041cm">
          <draw:text-box>
            <text:p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19:58:47.032422900</dc:date>
    <meta:editing-duration>PT35M25S</meta:editing-duration>
    <meta:editing-cycles>9</meta:editing-cycles>
    <meta:generator>LibreOffice/7.0.6.2$Linux_X86_64 LibreOffice_project/00$Build-2</meta:generator>
    <meta:document-statistic meta:object-count="2"/>
  </office:meta>
</office:document-meta>
</file>